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ReferenceCollectionConverterImpl.BeanReferenceCollectionConverterImpl( Map atomicTypeConverters , ObjectConverter objectConverter , 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ReferenceCollectionConverterImpl.doUpdateCollection( Session session , Node parentNode , CollectionDescriptor collectionDescriptor , ManageableObjects objec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ReferenceCollectionConverterImpl.doGetCollection( Session session , Node parentNode , CollectionDescriptor collectionDescriptor , Class collectionField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BeanReferenceCollectionConverterImpl.addUuidProperties( Session session , Node parentNode , CollectionDescriptor collectionDescriptor , ManageableObjects objec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BeanReferenceCollectionConverterImpl.doInsertCollection( Session session , Node parentNode , CollectionDescriptor collectionDescriptor , ManageableObjects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ReferenceCollectionConverterImpl.doIsNull( Session session , Node parentNode , CollectionDescriptor collectionDescriptor , Class collectionFiel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